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fo:color="#000000" loext:opacity="100%" style:font-name="Calibri" fo:font-size="9pt" officeooo:rsid="0029718e" officeooo:paragraph-rsid="0022ad21" style:font-size-asian="9pt" style:font-size-complex="9pt"/>
    </style:style>
    <style:style style:name="P2" style:family="paragraph" style:parent-style-name="Standard">
      <style:text-properties fo:color="#000000" loext:opacity="100%" style:font-name="Calibri" fo:font-size="9pt" officeooo:rsid="00247538" officeooo:paragraph-rsid="002855a6" fo:background-color="#ffff00" style:font-size-asian="9pt" style:font-size-complex="9pt"/>
    </style:style>
    <style:style style:name="P3" style:family="paragraph" style:parent-style-name="Standard" style:list-style-name="L1">
      <style:text-properties fo:color="#c9211e" loext:opacity="100%" style:font-name="Calibri" fo:font-size="9pt" officeooo:rsid="002c60f6" officeooo:paragraph-rsid="001ecf06" fo:background-color="#fff5ce" style:font-size-asian="9pt" style:font-size-complex="9pt"/>
    </style:style>
    <style:style style:name="P4" style:family="paragraph" style:parent-style-name="Standard" style:list-style-name="L1">
      <style:text-properties fo:color="#c9211e" loext:opacity="100%" style:font-name="Calibri" fo:font-size="9pt" officeooo:rsid="002c60f6" officeooo:paragraph-rsid="002c60f6" fo:background-color="#fff5ce" style:font-size-asian="9pt" style:font-size-complex="9pt"/>
    </style:style>
    <style:style style:name="P5" style:family="paragraph" style:parent-style-name="Standard" style:list-style-name="L1">
      <style:text-properties fo:color="#c9211e" loext:opacity="100%" style:font-name="Calibri" fo:font-size="9pt" officeooo:rsid="00302d4a" officeooo:paragraph-rsid="00302d4a" fo:background-color="#fff5ce" style:font-size-asian="9pt" style:font-size-complex="9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1"/>
          <text:p text:style-name="P3"/>
        </text:list-header>
        <text:list-item>
          <text:p text:style-name="P4">Passiv (S.40,41)</text:p>
        </text:list-item>
        <text:list-item>
          <text:p text:style-name="P5">tagesschau (aktuell)</text:p>
        </text:list-item>
        <text:list-item>
          <text:p text:style-name="P5">HA Restauranttexte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2T10:41:58.858000000</meta:creation-date>
    <dc:date>2024-02-08T15:22:57.064000000</dc:date>
    <meta:editing-duration>PT7H36M20S</meta:editing-duration>
    <meta:editing-cycles>17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5" meta:word-count="11" meta:character-count="59" meta:non-whitespace-character-count="56"/>
  </office:meta>
</office:document-meta>
</file>